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21a320" officeooo:paragraph-rsid="0021a320"/>
    </style:style>
    <style:style style:name="P3" style:family="paragraph" style:parent-style-name="Standard">
      <style:paragraph-properties fo:text-align="center" style:justify-single-word="false"/>
      <style:text-properties officeooo:rsid="0022b961" officeooo:paragraph-rsid="0022b961"/>
    </style:style>
    <style:style style:name="P4" style:family="paragraph" style:parent-style-name="Standard">
      <style:paragraph-properties fo:text-align="center" style:justify-single-word="false"/>
      <style:text-properties fo:font-size="16pt" officeooo:rsid="0021a320" officeooo:paragraph-rsid="0021a320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1pt" fo:font-style="italic" officeooo:rsid="0022b961" officeooo:paragraph-rsid="0022b961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text-align="center" style:justify-single-word="false"/>
      <style:text-properties officeooo:rsid="002555c3" officeooo:paragraph-rsid="002555c3"/>
    </style:style>
    <style:style style:name="P7" style:family="paragraph" style:parent-style-name="Standard">
      <style:paragraph-properties fo:text-align="center" style:justify-single-word="false"/>
      <style:text-properties officeooo:rsid="002555c3" officeooo:paragraph-rsid="002ae64c"/>
    </style:style>
    <style:style style:name="P8" style:family="paragraph" style:parent-style-name="Standard">
      <style:paragraph-properties fo:text-align="center" style:justify-single-word="false"/>
      <style:text-properties fo:font-size="14pt" officeooo:rsid="002555c3" officeooo:paragraph-rsid="002555c3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officeooo:rsid="002ae64c" officeooo:paragraph-rsid="002ae64c"/>
    </style:style>
    <style:style style:name="P10" style:family="paragraph" style:parent-style-name="Standard">
      <style:paragraph-properties fo:text-align="center" style:justify-single-word="false"/>
      <style:text-properties officeooo:rsid="002da890" officeooo:paragraph-rsid="002da890"/>
    </style:style>
    <style:style style:name="P11" style:family="paragraph" style:parent-style-name="Standard">
      <style:paragraph-properties fo:text-align="center" style:justify-single-word="false"/>
      <style:text-properties officeooo:rsid="002555c3" officeooo:paragraph-rsid="002555c3"/>
    </style:style>
    <style:style style:name="T1" style:family="text">
      <style:text-properties officeooo:rsid="002ae64c"/>
    </style:style>
    <style:style style:name="T2" style:family="text">
      <style:text-properties officeooo:rsid="002bfe35"/>
    </style:style>
    <style:style style:name="T3" style:family="text">
      <style:text-properties officeooo:rsid="002f78f2"/>
    </style:style>
    <style:style style:name="T4" style:family="text">
      <style:text-properties officeooo:rsid="00309f98"/>
    </style:style>
    <style:style style:name="T5" style:family="text">
      <style:text-properties officeooo:rsid="0030f9a1"/>
    </style:style>
    <style:style style:name="T6" style:family="text">
      <style:text-properties officeooo:rsid="00316b36"/>
    </style:style>
    <style:style style:name="T7" style:family="text">
      <style:text-properties officeooo:rsid="003332c6"/>
    </style:style>
    <style:style style:name="T8" style:family="text">
      <style:text-properties officeooo:rsid="00366f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Rapport Analyse d'Image</text:p>
      <text:p text:style-name="P4">TP1</text:p>
      <text:p text:style-name="P2"/>
      <text:p text:style-name="P2"/>
      <text:p text:style-name="P2">Benneton Anna p1007382</text:p>
      <text:p text:style-name="P2">Marot Fabien p1006013</text:p>
      <text:p text:style-name="P2"/>
      <text:p text:style-name="P2"/>
      <text:p text:style-name="P5">Octobre 2016</text:p>
      <text:p text:style-name="P3"/>
      <text:p text:style-name="P3"/>
      <text:p text:style-name="P3"/>
      <text:p text:style-name="P8">Sommaire</text:p>
      <text:p text:style-name="P6"/>
      <text:p text:style-name="P6"/>
      <text:p text:style-name="P6">1. Introduction</text:p>
      <text:p text:style-name="P6"/>
      <text:p text:style-name="P6">2. Choix d'implémentation et explications des classes</text:p>
      <text:p text:style-name="P6"/>
      <text:p text:style-name="P6">3. Détection de contours</text:p>
      <text:p text:style-name="P6">→<text:span text:style-name="T7"> quels sont nos choix d'options par défauts</text:span></text:p>
      <text:p text:style-name="P6">→<text:span text:style-name="T5"> comparatif Canny</text:span></text:p>
      <text:p text:style-name="P6"/>
      <text:p text:style-name="P6">4. Nos résultats</text:p>
      <text:p text:style-name="P6">→<text:span text:style-name="T7"> images (+ color)</text:span></text:p>
      <text:p text:style-name="P6">→<text:span text:style-name="T7"> temps</text:span></text:p>
      <text:p text:style-name="P6">→<text:span text:style-name="T8"> étapes par étapes</text:span></text:p>
      <text:p text:style-name="P6"/>
      <text:p text:style-name="P6">5. A améliorer</text:p>
      <text:p text:style-name="P6">→<text:span text:style-name="T6"> filtre median / ecart-type</text:span></text:p>
      <text:p text:style-name="P6">→<text:span text:style-name="T6"> suppression des non-maximas</text:span></text:p>
      <text:p text:style-name="P6">→<text:span text:style-name="T6"> affinage mieux</text:span></text:p>
      <text:p text:style-name="P6">→<text:span text:style-name="T6"> fermeture</text:span></text:p>
      <text:p text:style-name="P6">→<text:span text:style-name="T6"> rapidité → bcp de parcours de l'image / copie</text:span></text:p>
      <text:p text:style-name="P6"/>
      <text:p text:style-name="P6"/>
      <text:p text:style-name="P7">Annexes </text:p>
      <text:p text:style-name="P7"><text:span text:style-name="T1">a. </text:span>se servir du programme (gui et cli)</text:p>
      <text:p text:style-name="P9">b. organisation des fichiers/<text:span text:style-name="T2">classes</text:span> en détails</text:p>
      <text:p text:style-name="P10">c. <text:span text:style-name="T3">++ d'</text:span> images comparatives de résul<text:span text:style-name="T4">t</text:span>a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nana </meta:initial-creator>
    <meta:creation-date>2016-10-20T03:53:23.656065441</meta:creation-date>
    <meta:generator>LibreOffice/5.0.3.2$Linux_X86_64 LibreOffice_project/00m0$Build-2</meta:generator>
    <dc:date>2016-10-20T04:10:28.841594658</dc:date>
    <dc:creator>banana </dc:creator>
    <meta:editing-duration>PT12M2S</meta:editing-duration>
    <meta:editing-cycles>22</meta:editing-cycles>
    <meta:document-statistic meta:table-count="0" meta:image-count="0" meta:object-count="0" meta:page-count="1" meta:paragraph-count="25" meta:word-count="99" meta:character-count="582" meta:non-whitespace-character-count="507"/>
  </office:meta>
</office:document-meta>
</file>